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text-position="sub 58%" style:font-name="Times New Roman1" fo:background-color="transparent" style:font-size-asian="10.5pt"/>
    </style:style>
    <style:style style:name="T3" style:family="text">
      <style:text-properties style:text-position="sub 58%" style:font-name="Times New Roman1" fo:font-size="14pt" fo:background-color="transparent" style:font-size-asian="14pt" style:font-size-complex="14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s part selection</text:p>
      <text:p text:style-name="Standard"/>
      <text:p text:style-name="Standard">Repetición de los experimentos de selección de melodía de la Tesis de Pierre, pero en este caso seleccionando la pista de bajo.</text:p>
      <text:p text:style-name="Standard"/>
      <text:p text:style-name="Standard">Los experimentos corresponden a los realizados en las páginas 97-101 (Tabla 3.11 y Figura 3.4).</text:p>
      <text:p text:style-name="Standard"/>
      <text:p text:style-name="P2">Genre specificity</text:p>
      <text:p text:style-name="Standard"/>
      <text:p text:style-name="Standard"/>
      <text:p text:style-name="Standard"><draw:frame draw:style-name="fr2" draw:name="Objeto3" text:anchor-type="paragraph" svg:width="11.291cm" svg:height="4.517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to4" text:anchor-type="paragraph" svg:width="16cm" svg:height="8.999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Training set specificity</text:p>
      <text:p text:style-name="Standard"/>
      <text:p text:style-name="Standard">p<text:span text:style-name="T3">ε</text:span><text:span text:style-name="T1">=0.01</text:span></text:p>
      <text:p text:style-name="Standard"/>
      <text:p text:style-name="Standard"/>
      <text:p text:style-name="Standard"><draw:frame draw:style-name="fr2" draw:name="Objeto1" text:anchor-type="paragraph" svg:width="9.033cm" svg:height="1.806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to2" text:anchor-type="paragraph" svg:width="15.998cm" svg:height="9.00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ctavio </meta:initial-creator>
    <meta:creation-date>2012-05-17T19:39:05</meta:creation-date>
    <dc:date>2012-05-17T20:01:34</dc:date>
    <dc:creator>octavio </dc:creator>
    <meta:editing-duration>PT3M34S</meta:editing-duration>
    <meta:editing-cycles>2</meta:editing-cycles>
    <meta:generator>LibreOffice/3.5$Linux_x86 LibreOffice_project/350m1$Build-202</meta:generator>
    <meta:document-statistic meta:table-count="0" meta:image-count="0" meta:object-count="4" meta:page-count="2" meta:paragraph-count="6" meta:word-count="46" meta:character-count="289" meta:non-whitespace-character-count="2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5" style:family="table-cell" style:parent-style-name="Default" style:data-style-name="N11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1">
      <style:table-cell-properties fo:border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 style:data-style-name="N11">
      <style:table-cell-properties fo:border-bottom="0.06pt solid #000000" fo:border-left="0.06pt solid #000000" fo:border-right="none" fo:border-top="0.06pt solid #000000"/>
    </style:style>
  </office:automatic-styles>
  <office:body>
    <office:spreadsheet>
      <table:table table:name="Hoja2" table:style-name="ta1">
        <table:table-column table:style-name="co1" table:default-cell-style-name="ce6"/>
        <table:table-column table:style-name="co1" table:number-columns-repeated="2" table:default-cell-style-name="ce8"/>
        <table:table-column table:style-name="co1" table:default-cell-style-name="ce10"/>
        <table:table-row table:style-name="ro1">
          <table:table-cell/>
          <table:table-cell table:style-name="ce7" office:value-type="string">
            <text:p>mismo género</text:p>
          </table:table-cell>
          <table:table-cell table:style-name="ce7" office:value-type="string">
            <text:p>géneros diferentes</text:p>
          </table:table-cell>
          <table:table-cell table:style-name="ce9" office:value-type="string">
            <text:p>todos</text:p>
          </table:table-cell>
        </table:table-row>
        <table:table-row table:style-name="ro1">
          <table:table-cell office:value-type="string">
            <text:p>clasica</text:p>
          </table:table-cell>
          <table:table-cell office:value-type="percentage" office:value="0.706">
            <text:p>70,60%</text:p>
          </table:table-cell>
          <table:table-cell office:value-type="percentage" office:value="0.523">
            <text:p>52,30%</text:p>
          </table:table-cell>
          <table:table-cell office:value-type="percentage" office:value="0.564">
            <text:p>56,40%</text:p>
          </table:table-cell>
        </table:table-row>
        <table:table-row table:style-name="ro1">
          <table:table-cell office:value-type="string">
            <text:p>jazz</text:p>
          </table:table-cell>
          <table:table-cell office:value-type="percentage" office:value="0.999">
            <text:p>99,90%</text:p>
          </table:table-cell>
          <table:table-cell table:number-columns-repeated="2" office:value-type="percentage" office:value="1">
            <text:p>100,00%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percentage" office:value="0.957">
            <text:p>95,70%</text:p>
          </table:table-cell>
          <table:table-cell office:value-type="percentage" office:value="0.926">
            <text:p>92,60%</text:p>
          </table:table-cell>
          <table:table-cell office:value-type="percentage" office:value="0.949">
            <text:p>94,90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4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legend chart:legend-position="end" svg:x="12.412cm" svg:y="3.706cm" style:legend-expansion="high" chart:style-name="ch2"/>
        <chart:plot-area chart:style-name="ch3" chart:data-source-has-labels="both" svg:x="0.769cm" svg:y="0.855cm" svg:width="11.005cm" svg:height="7.551cm">
          <chartooo:coordinate-region svg:x="2.369cm" svg:y="1.054cm" svg:width="9.405cm" svg:height="6.70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mo género</text:p>
              </table:table-cell>
              <table:table-cell office:value-type="string">
                <text:p>géneros diferentes</text:p>
              </table:table-cell>
              <table:table-cell office:value-type="string">
                <text:p>todos</text:p>
              </table:table-cell>
            </table:table-row>
          </table:table-header-rows>
          <table:table-rows>
            <table:table-row>
              <table:table-cell office:value-type="string">
                <text:p>clasica</text:p>
              </table:table-cell>
              <table:table-cell office:value-type="float" office:value="0.706">
                <text:p>0.706</text:p>
              </table:table-cell>
              <table:table-cell office:value-type="float" office:value="0.523">
                <text:p>0.523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jazz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r</text:p>
              </table:table-cell>
              <table:table-cell office:value-type="float" office:value="0.957">
                <text:p>0.957</text:p>
              </table:table-cell>
              <table:table-cell office:value-type="float" office:value="0.926">
                <text:p>0.926</text:p>
              </table:table-cell>
              <table:table-cell office:value-type="float" office:value="0.949">
                <text:p>0.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0" style:family="table-cell" style:parent-style-name="Default" style:data-style-name="N11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1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text-position=""/>
    </style:style>
    <style:style style:name="ce7" style:family="table-cell" style:parent-style-name="Default" style:data-style-name="N11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9" style:family="table-cell" style:parent-style-name="Default" style:data-style-name="N11">
      <style:table-cell-properties fo:border-bottom="none" fo:border-left="none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22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1"/>
    <style:style style:name="ce27" style:family="table-cell" style:parent-style-name="Default" style:data-style-name="N11">
      <style:table-cell-properties fo:border-bottom="0.06pt solid #000000" fo:border-left="none" fo:border-right="none" fo:border-top="none"/>
    </style:style>
  </office:automatic-styles>
  <office:body>
    <office:spreadsheet>
      <table:table table:name="Hoja1" table:style-name="ta1">
        <table:table-column table:style-name="co1" table:number-columns-repeated="13" table:default-cell-style-name="Default"/>
        <table:table-row table:style-name="ro1" table:number-rows-repeated="30">
          <table:table-cell table:number-columns-repeated="13"/>
        </table:table-row>
        <table:table-row table:style-name="ro1">
          <table:table-cell table:number-columns-repeated="8"/>
          <table:table-cell table:style-name="ce16"/>
          <table:table-cell table:style-name="ce18"/>
          <table:table-cell table:style-name="ce18" office:value-type="string">
            <text:p>0.01</text:p>
          </table:table-cell>
          <table:table-cell table:style-name="ce23" office:value-type="string">
            <text:p>0.25</text:p>
          </table:table-cell>
          <table:table-cell table:style-name="ce16" office:value-type="string">
            <text:p>0.5</text:p>
          </table:table-cell>
        </table:table-row>
        <table:table-row table:style-name="ro1">
          <table:table-cell table:number-columns-repeated="9"/>
          <table:table-cell table:style-name="ce19" office:value-type="string">
            <text:p>cl200</text:p>
          </table:table-cell>
          <table:table-cell table:style-name="ce21" office:value-type="percentage" office:value="0.706">
            <text:p>70,60%</text:p>
          </table:table-cell>
          <table:table-cell table:style-name="ce24" office:value-type="percentage" office:value="0.748">
            <text:p>74,80%</text:p>
          </table:table-cell>
          <table:table-cell table:style-name="ce26" office:value-type="percentage" office:value="0.757">
            <text:p>75,70%</text:p>
          </table:table-cell>
        </table:table-row>
        <table:table-row table:style-name="ro1">
          <table:table-cell table:number-columns-repeated="8"/>
          <table:table-cell office:value-type="string">
            <text:p>clasica</text:p>
          </table:table-cell>
          <table:table-cell table:style-name="ce19" office:value-type="string">
            <text:p>jz200</text:p>
          </table:table-cell>
          <table:table-cell table:style-name="ce21" office:value-type="percentage" office:value="0.505">
            <text:p>50,50%</text:p>
          </table:table-cell>
          <table:table-cell table:style-name="ce24" office:value-type="percentage" office:value="0.554">
            <text:p>55,40%</text:p>
          </table:table-cell>
          <table:table-cell table:style-name="ce26" office:value-type="percentage" office:value="0.491">
            <text:p>49,10%</text:p>
          </table:table-cell>
        </table:table-row>
        <table:table-row table:style-name="ro1">
          <table:table-cell table:number-columns-repeated="8"/>
          <table:table-cell table:style-name="ce17"/>
          <table:table-cell table:style-name="ce20" office:value-type="string">
            <text:p>kr200</text:p>
          </table:table-cell>
          <table:table-cell table:style-name="ce22" office:value-type="percentage" office:value="0.503">
            <text:p>50,30%</text:p>
          </table:table-cell>
          <table:table-cell table:style-name="ce25" office:value-type="percentage" office:value="0.665">
            <text:p>66,50%</text:p>
          </table:table-cell>
          <table:table-cell table:style-name="ce27" office:value-type="percentage" office:value="0.71">
            <text:p>71,00%</text:p>
          </table:table-cell>
        </table:table-row>
        <table:table-row table:style-name="ro1">
          <table:table-cell table:number-columns-repeated="9"/>
          <table:table-cell table:style-name="ce19" office:value-type="string">
            <text:p>cl200</text:p>
          </table:table-cell>
          <table:table-cell table:style-name="ce21" office:value-type="percentage" office:value="0.999">
            <text:p>99,90%</text:p>
          </table:table-cell>
          <table:table-cell table:style-name="ce24" office:value-type="percentage" office:value="0.999">
            <text:p>99,90%</text:p>
          </table:table-cell>
          <table:table-cell table:style-name="ce26" office:value-type="percentage" office:value="0.999">
            <text:p>99,90%</text:p>
          </table:table-cell>
        </table:table-row>
        <table:table-row table:style-name="ro1">
          <table:table-cell table:number-columns-repeated="8"/>
          <table:table-cell office:value-type="string">
            <text:p>jazz</text:p>
          </table:table-cell>
          <table:table-cell table:style-name="ce19" office:value-type="string">
            <text:p>jz200</text:p>
          </table:table-cell>
          <table:table-cell table:style-name="ce21" office:value-type="percentage" office:value="0.999">
            <text:p>99,90%</text:p>
          </table:table-cell>
          <table:table-cell table:style-name="ce24" office:value-type="percentage" office:value="1">
            <text:p>100,00%</text:p>
          </table:table-cell>
          <table:table-cell table:style-name="ce26" office:value-type="percentage" office:value="1">
            <text:p>100,00%</text:p>
          </table:table-cell>
        </table:table-row>
        <table:table-row table:style-name="ro1">
          <table:table-cell table:number-columns-repeated="8"/>
          <table:table-cell table:style-name="ce17"/>
          <table:table-cell table:style-name="ce20" office:value-type="string">
            <text:p>kr200</text:p>
          </table:table-cell>
          <table:table-cell table:style-name="ce22" office:value-type="percentage" office:value="0.999">
            <text:p>99,90%</text:p>
          </table:table-cell>
          <table:table-cell table:style-name="ce25" office:value-type="percentage" office:value="0.999">
            <text:p>99,90%</text:p>
          </table:table-cell>
          <table:table-cell table:style-name="ce27" office:value-type="percentage" office:value="0.994">
            <text:p>99,40%</text:p>
          </table:table-cell>
        </table:table-row>
        <table:table-row table:style-name="ro1">
          <table:table-cell table:number-columns-repeated="9"/>
          <table:table-cell table:style-name="ce19" office:value-type="string">
            <text:p>cl200</text:p>
          </table:table-cell>
          <table:table-cell table:style-name="ce21" office:value-type="percentage" office:value="0.939">
            <text:p>93,90%</text:p>
          </table:table-cell>
          <table:table-cell table:style-name="ce24" office:value-type="percentage" office:value="0.938">
            <text:p>93,80%</text:p>
          </table:table-cell>
          <table:table-cell table:style-name="ce26" office:value-type="percentage" office:value="0.931">
            <text:p>93,10%</text:p>
          </table:table-cell>
        </table:table-row>
        <table:table-row table:style-name="ro1">
          <table:table-cell table:number-columns-repeated="8"/>
          <table:table-cell office:value-type="string">
            <text:p>kar</text:p>
          </table:table-cell>
          <table:table-cell table:style-name="ce19" office:value-type="string">
            <text:p>jz200</text:p>
          </table:table-cell>
          <table:table-cell table:style-name="ce21" office:value-type="percentage" office:value="0.926">
            <text:p>92,60%</text:p>
          </table:table-cell>
          <table:table-cell table:style-name="ce24" office:value-type="percentage" office:value="0.93">
            <text:p>93,00%</text:p>
          </table:table-cell>
          <table:table-cell table:style-name="ce26" office:value-type="percentage" office:value="0.922">
            <text:p>92,20%</text:p>
          </table:table-cell>
        </table:table-row>
        <table:table-row table:style-name="ro1">
          <table:table-cell table:number-columns-repeated="8"/>
          <table:table-cell table:style-name="ce17"/>
          <table:table-cell table:style-name="ce20" office:value-type="string">
            <text:p>kr200</text:p>
          </table:table-cell>
          <table:table-cell table:style-name="ce22" office:value-type="percentage" office:value="0.957">
            <text:p>95,70%</text:p>
          </table:table-cell>
          <table:table-cell table:style-name="ce25" office:value-type="percentage" office:value="0.967">
            <text:p>96,70%</text:p>
          </table:table-cell>
          <table:table-cell table:style-name="ce27" office:value-type="percentage" office:value="0.96">
            <text:p>96,00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4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582cm" svg:y="3.702cm" style:legend-expansion="high" chart:style-name="ch2"/>
        <chart:plot-area chart:style-name="ch3" chart:data-source-has-labels="both" svg:x="0.769cm" svg:y="0.851cm" svg:width="13.176cm" svg:height="7.549cm">
          <chartooo:coordinate-region svg:x="2.369cm" svg:y="1.05cm" svg:width="11.576cm" svg:height="6.30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</text:p>
              </table:table-cell>
              <table:table-cell office:value-type="string">
                <text:p>0.25</text:p>
              </table:table-cell>
              <table:table-cell office:value-type="string">
                <text:p>0.5</text:p>
              </table:table-cell>
            </table:table-row>
          </table:table-header-rows>
          <table:table-rows>
            <table:table-row>
              <table:table-cell office:value-type="string">
                <text:p>clasica cl200</text:p>
                <text:list>
                  <text:list-item>
                    <text:p>clasica</text:p>
                  </text:list-item>
                  <text:list-item>
                    <text:p>cl200</text:p>
                  </text:list-item>
                </text:list>
              </table:table-cell>
              <table:table-cell office:value-type="float" office:value="0.706">
                <text:p>0.706</text:p>
              </table:table-cell>
              <table:table-cell office:value-type="float" office:value="0.748">
                <text:p>0.748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clasica jz200</text:p>
                <text:list>
                  <text:list-item>
                    <text:p>clasica</text:p>
                  </text:list-item>
                  <text:list-item>
                    <text:p>jz200</text:p>
                  </text:list-item>
                </text:list>
              </table:table-cell>
              <table:table-cell office:value-type="float" office:value="0.505">
                <text:p>0.505</text:p>
              </table:table-cell>
              <table:table-cell office:value-type="float" office:value="0.554">
                <text:p>0.554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clasica kr200</text:p>
                <text:list>
                  <text:list-item>
                    <text:p>clasica</text:p>
                  </text:list-item>
                  <text:list-item>
                    <text:p>kr200</text:p>
                  </text:list-item>
                </text:list>
              </table:table-cell>
              <table:table-cell office:value-type="float" office:value="0.503">
                <text:p>0.503</text:p>
              </table:table-cell>
              <table:table-cell office:value-type="float" office:value="0.665">
                <text:p>0.66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clasic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zz cl200</text:p>
                <text:list>
                  <text:list-item>
                    <text:p>jazz</text:p>
                  </text:list-item>
                  <text:list-item>
                    <text:p>cl200</text:p>
                  </text:list-item>
                </text:list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jazz jz200</text:p>
                <text:list>
                  <text:list-item>
                    <text:p>jazz</text:p>
                  </text:list-item>
                  <text:list-item>
                    <text:p>jz200</text:p>
                  </text:list-item>
                </text:list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zz kr200</text:p>
                <text:list>
                  <text:list-item>
                    <text:p>jazz</text:p>
                  </text:list-item>
                  <text:list-item>
                    <text:p>kr200</text:p>
                  </text:list-item>
                </text:list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jazz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ar cl200</text:p>
                <text:list>
                  <text:list-item>
                    <text:p>kar</text:p>
                  </text:list-item>
                  <text:list-item>
                    <text:p>cl200</text:p>
                  </text:list-item>
                </text:list>
              </table:table-cell>
              <table:table-cell office:value-type="float" office:value="0.939">
                <text:p>0.939</text:p>
              </table:table-cell>
              <table:table-cell office:value-type="float" office:value="0.938">
                <text:p>0.938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kar jz200</text:p>
                <text:list>
                  <text:list-item>
                    <text:p>kar</text:p>
                  </text:list-item>
                  <text:list-item>
                    <text:p>jz200</text:p>
                  </text:list-item>
                </text:list>
              </table:table-cell>
              <table:table-cell office:value-type="float" office:value="0.926">
                <text:p>0.926</text:p>
              </table:table-cell>
              <table:table-cell office:value-type="float" office:value="0.93">
                <text:p>0.93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kar kr200</text:p>
                <text:list>
                  <text:list-item>
                    <text:p>kar</text:p>
                  </text:list-item>
                  <text:list-item>
                    <text:p>kr200</text:p>
                  </text:list-item>
                </text:list>
              </table:table-cell>
              <table:table-cell office:value-type="float" office:value="0.957">
                <text:p>0.957</text:p>
              </table:table-cell>
              <table:table-cell office:value-type="float" office:value="0.967">
                <text:p>0.967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